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E0000005EB866A8A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false" fo:min-height="0.813cm" fo:min-width="2.664cm"/>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3.458cm" fo:min-width="4.251cm"/>
    </style:style>
    <style:style style:name="gr5" style:family="graphic" style:parent-style-name="standard">
      <style:graphic-properties draw:stroke="none" svg:stroke-color="#000000" draw:fill="none" draw:fill-color="#ffffff" draw:textarea-horizontal-align="left" draw:auto-grow-height="true" draw:auto-grow-width="false" fo:min-height="3.149cm" fo:min-width="5.61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145cm" fo:min-width="4.251cm"/>
    </style:style>
    <style:style style:name="gr9" style:family="graphic" style:parent-style-name="standard">
      <style:graphic-properties draw:fill-color="#ccccff" draw:textarea-horizontal-align="justify" draw:textarea-vertical-align="middle" draw:auto-grow-height="false"/>
    </style:style>
    <style:style style:name="gr10" style:family="graphic" style:parent-style-name="standard">
      <style:graphic-properties draw:fill-color="#669966" draw:auto-grow-height="false" fo:wrap-option="wrap"/>
    </style:style>
    <style:style style:name="gr11" style:family="graphic" style:parent-style-name="standard">
      <style:graphic-properties draw:fill-color="#dd4814" draw:textarea-horizontal-align="justify" draw:textarea-vertical-align="middle" draw:auto-grow-height="fals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2pt" style:font-size-asian="12pt" style:font-size-complex="12pt"/>
    </style:style>
    <style:style style:name="P4" style:family="paragraph">
      <style:text-properties fo:color="#ffff99" fo:font-weight="bold" style:font-weight-asian="bold" style:font-weight-complex="bold"/>
    </style:style>
    <style:style style:name="P5" style:family="paragraph">
      <style:paragraph-properties fo:text-align="start"/>
    </style:style>
    <style:style style:name="P6"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color="#ffff99" fo:font-weight="bold" style:font-weight-asian="bold" style:font-weight-complex="bold"/>
    </style:style>
    <style:style style:name="T4" style:family="text">
      <style:text-properties fo:font-size="12pt" style:text-underline-style="none"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875cm" svg:height="8.89cm" svg:x="1.877cm" svg:y="3.54cm">
          <text:p/>
          <draw:enhanced-geometry svg:viewBox="0 0 21600 21600" draw:mirror-horizontal="false" draw:mirror-vertical="false" draw:type="rectangle" draw:enhanced-path="M 0 0 L 21600 0 21600 21600 0 21600 0 0 Z N"/>
        </draw:custom-shape>
        <draw:frame draw:style-name="gr2" draw:text-style-name="P2" draw:layer="layout" svg:width="5.97cm" svg:height="1.063cm" svg:x="3.147cm" svg:y="3.68cm">
          <draw:text-box>
            <text:p text:style-name="P2"><text:span text:style-name="T1">QE Wrapper (class)</text:span></text:p>
          </draw:text-box>
        </draw:frame>
        <draw:line draw:style-name="gr3" draw:text-style-name="P1" draw:layer="layout" svg:x1="1.877cm" svg:y1="4.662cm" svg:x2="9.752cm" svg:y2="4.683cm">
          <text:p/>
        </draw:line>
        <draw:frame draw:style-name="gr4" draw:layer="layout" svg:width="6.031cm" svg:height="3.83cm" svg:x="2.047cm" svg:y="4.685cm">
          <draw:text-box>
            <text:p><text:span text:style-name="T2">Variables : </text:span></text:p>
            <text:p><text:span text:style-name="T2"><text:tab/></text:span><text:span text:style-name="T2">BC</text:span></text:p>
            <text:p><text:span text:style-name="T2"><text:tab/></text:span><text:span text:style-name="T2">CM</text:span></text:p>
            <text:p><text:span text:style-name="T2"><text:tab/></text:span><text:span text:style-name="T2">SP</text:span></text:p>
            <text:p><text:span text:style-name="T2"><text:tab/></text:span><text:span text:style-name="T2">SD</text:span></text:p>
            <text:p><text:span text:style-name="T2"><text:tab/></text:span><text:span text:style-name="T2">Extensions</text:span></text:p>
            <text:p><text:span text:style-name="T2"><text:tab/></text:span><text:span text:style-name="T2">data_manager</text:span> </text:p>
          </draw:text-box>
        </draw:frame>
        <draw:frame draw:style-name="gr5" draw:text-style-name="P3" draw:layer="layout" svg:width="7.758cm" svg:height="3.597cm" svg:x="2.035cm" svg:y="8.601cm">
          <draw:text-box>
            <text:p text:style-name="P3"><text:span text:style-name="T2">Methods:</text:span></text:p>
            <text:p text:style-name="P3"><text:span text:style-name="T2"><text:tab/></text:span><text:span text:style-name="T2">add_dataset()</text:span></text:p>
            <text:p text:style-name="P3"><text:span text:style-name="T2"><text:tab/></text:span><text:span text:style-name="T2">get_dataset()</text:span></text:p>
            <text:p text:style-name="P3"><text:span text:style-name="T2"><text:tab/></text:span><text:span text:style-name="T2">get_dataset_names()</text:span></text:p>
            <text:p text:style-name="P3"><text:span text:style-name="T2"><text:tab/></text:span><text:span text:style-name="T2">remove_dataset()</text:span></text:p>
            <text:p text:style-name="P3"><text:span text:style-name="T2"><text:tab/></text:span><text:span text:style-name="T2">iter_datasets()</text:span></text:p>
            <text:p text:style-name="P3"><text:span text:style-name="T2"><text:tab/></text:span><text:span text:style-name="T2">run()</text:span></text:p>
          </draw:text-box>
        </draw:frame>
        <draw:line draw:style-name="gr3" draw:text-style-name="P1" draw:layer="layout" svg:x1="1.878cm" svg:y1="8.644cm" svg:x2="9.752cm" svg:y2="8.644cm">
          <text:p/>
        </draw:line>
        <draw:custom-shape draw:style-name="gr1" draw:text-style-name="P1" draw:layer="layout" svg:width="7.875cm" svg:height="8.89cm" svg:x="10.976cm" svg:y="3.54cm">
          <text:p/>
          <draw:enhanced-geometry svg:viewBox="0 0 21600 21600" draw:mirror-horizontal="false" draw:mirror-vertical="false" draw:type="rectangle" draw:enhanced-path="M 0 0 L 21600 0 21600 21600 0 21600 0 0 Z N"/>
        </draw:custom-shape>
        <draw:frame draw:style-name="gr2" draw:text-style-name="P2" draw:layer="layout" svg:width="6.523cm" svg:height="1.063cm" svg:x="12.246cm" svg:y="3.68cm">
          <draw:text-box>
            <text:p text:style-name="P2"><text:span text:style-name="T1">Data_manager (class) </text:span></text:p>
          </draw:text-box>
        </draw:frame>
        <draw:line draw:style-name="gr3" draw:text-style-name="P1" draw:layer="layout" svg:x1="10.976cm" svg:y1="4.662cm" svg:x2="18.851cm" svg:y2="4.683cm">
          <text:p/>
        </draw:line>
        <draw:frame draw:style-name="gr4" draw:layer="layout" svg:width="6.031cm" svg:height="3.708cm" svg:x="11.146cm" svg:y="4.685cm">
          <draw:text-box>
            <text:p><text:span text:style-name="T2">Variables : </text:span></text:p>
            <text:p><text:span text:style-name="T2"><text:tab/></text:span><text:span text:style-name="T2">_pc_cache <text:s/>{}</text:span></text:p>
            <text:p><text:span text:style-name="T2"><text:tab/></text:span><text:span text:style-name="T2">_BC, _CM, _SP, _SD</text:span></text:p>
            <text:p><text:span text:style-name="T2"><text:tab/></text:span><text:span text:style-name="T2">_max_iterations, </text:span><text:span text:style-name="T2"><text:tab/></text:span><text:span text:style-name="T2"><text:tab/></text:span><text:span text:style-name="T2">_max_runtime, etc</text:span></text:p>
            <text:p><text:span text:style-name="T2"><text:tab/></text:span></text:p>
          </draw:text-box>
        </draw:frame>
        <draw:frame draw:style-name="gr5" draw:text-style-name="P3" draw:layer="layout" svg:width="7.758cm" svg:height="3.597cm" svg:x="11.134cm" svg:y="8.601cm">
          <draw:text-box>
            <text:p text:style-name="P3"><text:span text:style-name="T2">Methods:</text:span></text:p>
            <text:p text:style-name="P3"><text:span text:style-name="T2"><text:tab/></text:span><text:span text:style-name="T2">add_data()</text:span></text:p>
            <text:p text:style-name="P3"><text:span text:style-name="T2"><text:tab/></text:span><text:span text:style-name="T2">get_data()</text:span></text:p>
            <text:p text:style-name="P3"><text:span text:style-name="T2"><text:tab/></text:span><text:span text:style-name="T2">write_datafile()</text:span></text:p>
            <text:p text:style-name="P3"><text:span text:style-name="T2"><text:tab/></text:span><text:span text:style-name="T2">read_datafile()</text:span></text:p>
            <text:p text:style-name="P3"><text:span text:style-name="T2"><text:tab/></text:span><text:span text:style-name="T2">Run()</text:span></text:p>
            <text:p text:style-name="P3"><text:span text:style-name="T2"><text:tab/></text:span><text:span text:style-name="T2">Etc..</text:span></text:p>
          </draw:text-box>
        </draw:frame>
        <draw:line draw:style-name="gr3" draw:text-style-name="P1" draw:layer="layout" svg:x1="10.977cm" svg:y1="8.644cm" svg:x2="18.851cm" svg:y2="8.644cm">
          <text:p/>
        </draw:line>
        <draw:line draw:style-name="gr6" draw:text-style-name="P1" draw:layer="layout" svg:x1="6.45cm" svg:y1="8.112cm" svg:x2="12.292cm" svg:y2="4.048cm">
          <text:p/>
        </draw:line>
        <draw:line draw:style-name="gr6" draw:text-style-name="P1" draw:layer="layout" svg:x1="6.577cm" svg:y1="9.509cm" svg:x2="12.419cm" svg:y2="9.509cm">
          <text:p/>
        </draw:line>
        <draw:line draw:style-name="gr6" draw:text-style-name="P1" draw:layer="layout" svg:x1="6.704cm" svg:y1="9.89cm" svg:x2="11.911cm" svg:y2="9.89cm">
          <text:p/>
        </draw:line>
        <draw:line draw:style-name="gr6" draw:text-style-name="P1" draw:layer="layout" svg:x1="4.672cm" svg:y1="11.922cm" svg:x2="12.419cm" svg:y2="11.414cm">
          <text:p/>
        </draw:line>
        <draw:frame draw:style-name="gr7" draw:text-style-name="P4" draw:layer="layout" svg:width="6.717cm" svg:height="0.962cm" svg:x="12.43cm" svg:y="1.689cm">
          <draw:text-box>
            <text:p text:style-name="P4"><text:span text:style-name="T3">Indulgence by Proxy</text:span></text:p>
          </draw:text-box>
        </draw:frame>
        <draw:custom-shape draw:style-name="gr1" draw:text-style-name="P1" draw:layer="layout" svg:width="7.875cm" svg:height="8.89cm" svg:x="19.575cm" svg:y="3.54cm">
          <text:p/>
          <draw:enhanced-geometry svg:viewBox="0 0 21600 21600" draw:mirror-horizontal="false" draw:mirror-vertical="false" draw:type="rectangle" draw:enhanced-path="M 0 0 L 21600 0 21600 21600 0 21600 0 0 Z N"/>
        </draw:custom-shape>
        <draw:frame draw:style-name="gr2" draw:text-style-name="P2" draw:layer="layout" svg:width="6.523cm" svg:height="1.063cm" svg:x="20.845cm" svg:y="3.68cm">
          <draw:text-box>
            <text:p text:style-name="P2"><text:span text:style-name="T1">QeProcess (class) </text:span></text:p>
          </draw:text-box>
        </draw:frame>
        <draw:line draw:style-name="gr3" draw:text-style-name="P1" draw:layer="layout" svg:x1="19.575cm" svg:y1="4.662cm" svg:x2="27.45cm" svg:y2="4.683cm">
          <text:p/>
        </draw:line>
        <draw:frame draw:style-name="gr8" draw:layer="layout" svg:width="6.031cm" svg:height="2.163cm" svg:x="19.745cm" svg:y="4.685cm">
          <draw:text-box>
            <text:p><text:span text:style-name="T2">Variables : </text:span></text:p>
            <text:p><text:span text:style-name="T4"><text:tab/></text:span><text:span text:style-name="T4">data_manager</text:span></text:p>
            <text:p><text:span text:style-name="T4"><text:tab/></text:span><text:span text:style-name="T4">executable_name</text:span></text:p>
            <text:p><text:span text:style-name="T2"><text:tab/></text:span></text:p>
          </draw:text-box>
        </draw:frame>
        <draw:frame draw:style-name="gr5" draw:text-style-name="P3" draw:layer="layout" svg:width="7.758cm" svg:height="3.399cm" svg:x="19.774cm" svg:y="6.674cm">
          <draw:text-box>
            <text:p text:style-name="P3"><text:span text:style-name="T2">Methods:</text:span></text:p>
            <text:p text:style-name="P3"><text:span text:style-name="T2"><text:tab/></text:span><text:span text:style-name="T2">Run (using subprocess)</text:span></text:p>
          </draw:text-box>
        </draw:frame>
        <draw:line draw:style-name="gr3" draw:text-style-name="P1" draw:layer="layout" svg:x1="19.576cm" svg:y1="6.444cm" svg:x2="27.45cm" svg:y2="6.444cm">
          <text:p/>
        </draw:line>
        <draw:line draw:style-name="gr6" draw:text-style-name="P1" draw:layer="layout" svg:x1="20.928cm" svg:y1="5.445cm" svg:x2="17.626cm" svg:y2="4.048cm">
          <text:p/>
        </draw:line>
        <draw:custom-shape draw:style-name="gr9" draw:text-style-name="P5" draw:layer="layout" svg:width="7.639cm" svg:height="4.953cm" svg:x="0.981cm" svg:y="13.446cm">
          <text:p text:style-name="P5"><text:span text:style-name="T1">Mywrapper= QeWrapper()</text:span></text:p>
          <text:p text:style-name="P5"><text:span text:style-name="T1">pc=Particles('buckyball')</text:span></text:p>
          <text:p text:style-name="P5"><text:span text:style-name="T1">p = Particle(coordinates=[0,1,2])</text:span></text:p>
          <text:p text:style-name="P5"><text:span text:style-name="T1">pc.add_particles(p)</text:span></text:p>
          <text:p text:style-name="P5"><text:span text:style-name="T1">Mywrapper.add_dataset(pc)</text:span></text:p>
          <text:p text:style-name="P5"><text:span text:style-name="T1">Mywrapper.run() …</text:span> </text:p>
          <text:p text:style-name="P5"/>
          <draw:enhanced-geometry svg:viewBox="0 0 21600 21600" draw:mirror-horizontal="false" draw:mirror-vertical="false" draw:type="rectangle" draw:enhanced-path="M 0 0 L 21600 0 21600 21600 0 21600 0 0 Z N"/>
        </draw:custom-shape>
        <draw:custom-shape draw:style-name="gr9" draw:text-style-name="P1" draw:layer="layout" svg:width="9.666cm" svg:height="4.445cm" svg:x="19.034cm" svg:y="13.7cm">
          <text:p text:style-name="P5"><text:span text:style-name="T1">...Mywrapper.run()</text:span></text:p>
          <text:p text:style-name="P5"><text:span text:style-name="T1">Data = <text:s/>Mywrapper.get_dataset('buckyball')</text:span></text:p>
          <text:p text:style-name="P5"><text:span text:style-name="T1">tot_energy = data['energy']</text:span></text:p>
          <text:p text:style-name="P5"/>
          <draw:enhanced-geometry svg:viewBox="0 0 21600 21600" draw:type="rectangle" draw:enhanced-path="M 0 0 L 21600 0 21600 21600 0 21600 0 0 Z N"/>
        </draw:custom-shape>
        <draw:custom-shape draw:style-name="gr10" draw:text-style-name="P3" draw:layer="layout" svg:width="5.969cm" svg:height="4.699cm" svg:x="10.887cm" svg:y="13.446cm">
          <text:p text:style-name="P3"><text:span text:style-name="T2">QUANTUM ESPRESSO</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line draw:style-name="gr6" draw:text-style-name="P1" draw:layer="layout" svg:x1="5.699cm" svg:y1="17.002cm" svg:x2="9.001cm" svg:y2="15.859cm">
          <text:p/>
        </draw:line>
        <draw:line draw:style-name="gr6" draw:text-style-name="P1" draw:layer="layout" svg:x1="18.018cm" svg:y1="15.478cm" svg:x2="19.288cm" svg:y2="14.97cm">
          <text:p/>
        </draw:line>
        <draw:custom-shape draw:style-name="gr11" draw:text-style-name="P6" draw:layer="layout" svg:width="2.286cm" svg:height="0.762cm" svg:x="8.944cm" svg:y="15.351cm">
          <text:p text:style-name="P6"><text:span text:style-name="T2">data_in.qe</text:span></text:p>
          <draw:enhanced-geometry svg:viewBox="0 0 21600 21600" draw:type="rectangle" draw:enhanced-path="M 0 0 L 21600 0 21600 21600 0 21600 0 0 Z N"/>
        </draw:custom-shape>
        <draw:custom-shape draw:style-name="gr11" draw:text-style-name="P6" draw:layer="layout" svg:width="2.286cm" svg:height="0.762cm" svg:x="16.544cm" svg:y="15.451cm">
          <text:p text:style-name="P6"><text:span text:style-name="T2">data_out.qe</text:span></text:p>
          <draw:enhanced-geometry svg:viewBox="0 0 21600 21600" draw:type="rectangle" draw:enhanced-path="M 0 0 L 21600 0 21600 21600 0 21600 0 0 Z N"/>
        </draw:custom-shape>
        <draw:line draw:style-name="gr6" draw:text-style-name="P1" draw:layer="layout" svg:x1="15.213cm" svg:y1="11.287cm" svg:x2="21.182cm" svg:y2="7.60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Linen" xlink:href="Pictures/100000000000005E0000005EB866A8A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693cm" fo:page-height="21.006cm" style:print-orientation="landscape"/>
    </style:page-layout>
    <style:style style:name="Mdp1" style:family="drawing-page">
      <style:drawing-page-properties draw:background-size="border" draw:fill="bitmap" draw:fill-image-name="Linen"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5T19:48:07.433456073</meta:creation-date>
    <dc:date>2016-01-25T20:34:39.791290931</dc:date>
    <meta:editing-duration>PT33M16S</meta:editing-duration>
    <meta:editing-cycles>3</meta:editing-cycles>
    <meta:generator>LibreOffice/4.2.8.2$Linux_X86_64 LibreOffice_project/420m0$Build-2</meta:generator>
    <meta:document-statistic meta:object-count="32"/>
  </office:meta>
</office:document-meta>
</file>